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6000002A267A7A9BD01C14D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22cm" svg:height="17.833cm" draw:z-index="0"><draw:image xlink:href="Pictures/1000000000000256000002A267A7A9BD01C14D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0:17:38.959102405</meta:creation-date>
    <dc:date>2019-03-31T20:18:11.815022937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